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18fe4" officeooo:paragraph-rsid="00018fe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1db76" officeooo:paragraph-rsid="0001db7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18fe4" officeooo:paragraph-rsid="00018fe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18fe4" officeooo:paragraph-rsid="0001db7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1db76" officeooo:paragraph-rsid="0001db76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1db76" officeooo:paragraph-rsid="0002db45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2db45" officeooo:paragraph-rsid="0002db45" style:font-weight-asian="normal" style:font-weight-complex="normal"/>
    </style:style>
    <style:style style:name="P8" style:family="paragraph" style:parent-style-name="Standard">
      <style:paragraph-properties fo:text-align="end" style:justify-single-word="false"/>
      <style:text-properties style:text-underline-style="none" fo:font-weight="bold" officeooo:rsid="0001db76" officeooo:paragraph-rsid="00048e8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bold" officeooo:rsid="0001db76" officeooo:paragraph-rsid="00048e87" style:font-weight-asian="bold" style:font-weight-complex="bold"/>
    </style:style>
    <style:style style:name="T1" style:family="text">
      <style:text-properties officeooo:rsid="0001db7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2db45"/>
    </style:style>
    <style:style style:name="T4" style:family="text">
      <style:text-properties officeooo:rsid="00084fa1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084f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MINING ASSIGNMENT-1 : REPORT</text:p>
      <text:p text:style-name="P2"/>
      <text:p text:style-name="P8">K.VASAVI S20150020022</text:p>
      <text:p text:style-name="P8">S.S.G.TANUJA S20150010045</text:p>
      <text:p text:style-name="P8"/>
      <text:p text:style-name="P9"><text:tab/><text:span text:style-name="T5"> </text:span><text:span text:style-name="T6">FREQUENT ITEM SETS MINING USING FP-GROWTH ALGORITHM</text:span></text:p>
      <text:p text:style-name="P9"><text:span text:style-name="T6"/></text:p>
      <text:p text:style-name="P1"/>
      <text:p text:style-name="P3">The input file is the dataset containing transactions id(TId), Items. From the input file, we are reading the file character by character.</text:p>
      <text:p text:style-name="P3"/>
      <text:p text:style-name="P4"><text:span text:style-name="T1">We are converting each item to a number.</text:span></text:p>
      <text:p text:style-name="P4"/>
      <text:p text:style-name="P4"><text:span text:style-name="T1">In array of linked lists(which are unordered) these items will get stored.</text:span></text:p>
      <text:p text:style-name="P4"/>
      <text:p text:style-name="P5">We will pass this array of linked lists to <text:s/>the functions <text:span text:style-name="T2">frequentitemsets()</text:span></text:p>
      <text:p text:style-name="P5"><text:span text:style-name="T2"/></text:p>
      <text:p text:style-name="P5">In the <text:span text:style-name="T2">frequentitemsets() </text:span>function the Unordered<text:span text:style-name="T2"> </text:span>lists will get passed to the function <text:span text:style-name="T2">createtree()</text:span></text:p>
      <text:p text:style-name="P5"><text:span text:style-name="T2"/></text:p>
      <text:p text:style-name="P5">In the <text:span text:style-name="T2">createtree()</text:span>,Unordered lists are ordered using Minimumsupport after that creation of Header table happens here.</text:p>
      <text:p text:style-name="P5"/>
      <text:p text:style-name="P5">Header table is a structure which has item,frequency,pointer to point that item in FP-tree.</text:p>
      <text:p text:style-name="P5"/>
      <text:p text:style-name="P6"><text:span text:style-name="T3">In the FP tree every node is a structure which has data,frequency of the item,parent node,node link(which points to the same item as this node in the FP-tree)</text:span> .</text:p>
      <text:p text:style-name="P6"/>
      <text:p text:style-name="P6"><text:span text:style-name="T3">Through Header table we can traverse whole FP-Tree.</text:span></text:p>
      <text:p text:style-name="P6"/>
      <text:p text:style-name="P7">So from the <text:span text:style-name="T2">createtree()</text:span> we will receive Header table which is used in the function <text:span text:style-name="T2">frequentitemsets()</text:span></text:p>
      <text:p text:style-name="P7"/>
      <text:p text:style-name="P7">Here,using header table checking for single path in the FP-tree.</text:p>
      <text:p text:style-name="P7"/>
      <text:p text:style-name="P7">If there is a single path using <text:span text:style-name="T2">Allsubsets()</text:span> function subsets are retrieved.</text:p>
      <text:p text:style-name="P7"/>
      <text:p text:style-name="P7">There is stack(created using linked lists) which keep track of all the conditioning items.</text:p>
      <text:p text:style-name="P7"/>
      <text:p text:style-name="P7">If there is no single path we need to traverse entire Header table from the bottom(Bottom-up mining) travesrsing the tree conditioned on a specific item to get Unorder itemsets.</text:p>
      <text:p text:style-name="P7"/>
      <text:p text:style-name="P7">We need to push this conditioned item into the stack.</text:p>
      <text:p text:style-name="P7"/>
      <text:p text:style-name="P7">Again <text:span text:style-name="T2">frequnetitemsets()</text:span> function will get called(Recursively mining all the frequent itemsets).This process will get repeated till the entire header table length gets over.</text:p>
      <text:p text:style-name="P7"/>
      <text:p text:style-name="P7"/>
      <text:p text:style-name="P7"/>
      <text:p text:style-name="P7"><text:tab/></text:p>
      <text:p text:style-name="P7"><text:s text:c="2"/><text:tab/></text:p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><text:s text:c="2"/></text:p>
      <text:p text:style-name="P4"/>
      <text:p text:style-name="P4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6T11:56:57.834187926</meta:creation-date>
    <dc:date>2018-08-26T12:38:42.350341317</dc:date>
    <meta:editing-duration>PT4M1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25" meta:word-count="265" meta:character-count="1722" meta:non-whitespace-character-count="1466"/>
  </office:meta>
</office:document-meta>
</file>